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a96" officeooo:paragraph-rsid="0003ca96"/>
    </style:style>
    <style:style style:name="P2" style:family="paragraph" style:parent-style-name="Standard">
      <style:text-properties officeooo:rsid="000662bd" officeooo:paragraph-rsid="000662bd"/>
    </style:style>
    <style:style style:name="P3" style:family="paragraph" style:parent-style-name="Standard">
      <style:text-properties officeooo:rsid="000662bd" officeooo:paragraph-rsid="000662bd"/>
    </style:style>
    <style:style style:name="P4" style:family="paragraph" style:parent-style-name="Standard">
      <style:text-properties officeooo:rsid="0007e7f4" officeooo:paragraph-rsid="0007e7f4"/>
    </style:style>
    <style:style style:name="P5" style:family="paragraph" style:parent-style-name="Standard">
      <style:text-properties officeooo:paragraph-rsid="0007e7f4"/>
    </style:style>
    <style:style style:name="P6" style:family="paragraph" style:parent-style-name="Standard">
      <style:text-properties officeooo:rsid="0003ca96" officeooo:paragraph-rsid="0003ca96"/>
    </style:style>
    <style:style style:name="P7" style:family="paragraph" style:parent-style-name="Standard">
      <style:text-properties officeooo:rsid="00086ce0" officeooo:paragraph-rsid="00086ce0"/>
    </style:style>
    <style:style style:name="T1" style:family="text">
      <style:text-properties officeooo:rsid="0007e7f4"/>
    </style:style>
    <style:style style:name="T2" style:family="text">
      <style:text-properties officeooo:rsid="00086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eer group: Brianna, Atharva, Charlie</text:p>
      <text:p text:style-name="P1"/>
      <text:p text:style-name="P1">Problem statement: Elderly people are extremely prone to internet scams.</text:p>
      <text:p text:style-name="P1"/>
      <text:p text:style-name="P2">Research question: does digital literacy help combat cybercrime?</text:p>
      <text:p text:style-name="P2"/>
      <text:p text:style-name="P2"/>
      <text:p text:style-name="P2"/>
      <text:p text:style-name="P4">Sources:</text:p>
      <text:p text:style-name="P4"/>
      <text:p text:style-name="P4"><text:a xlink:type="simple" xlink:href="https://www.jstage.jst.go.jp/article/jjpsy/94/2/94_94.21053/_article/-char/en" text:style-name="Internet_20_link" text:visited-style-name="Visited_20_Internet_20_Link">https://www.jstage.jst.go.jp/article/jjpsy/94/2/94_94.21053/_article/-char/en</text:a></text:p>
      <text:p text:style-name="P5"><text:span text:style-name="T1">- “</text:span>Effect of optimistic bias on crime prevention behaviors regarding fraud among elderly people”</text:p>
      <text:p text:style-name="P5">- <text:span text:style-name="T1">Japanese Journal of Psychology</text:span></text:p>
      <text:p text:style-name="P5">- <text:span text:style-name="T1">PEER REVIEWED</text:span></text:p>
      <text:p text:style-name="P5"/>
      <text:p text:style-name="P5"><text:a xlink:type="simple" xlink:href="https://www.govinfo.gov/content/pkg/CHRG-114hhrg20425/pdf/CHRG-114hhrg20425.pdf" text:style-name="Internet_20_link" text:visited-style-name="Visited_20_Internet_20_Link">https://www.govinfo.gov/content/pkg/CHRG-114hhrg20425/pdf/CHRG-114hhrg20425.pdf</text:a></text:p>
      <text:p text:style-name="P5">- “FIGHTING FRAUD AGAINST THE ELDERLY, AN UPDATE”</text:p>
      <text:p text:style-name="P5">- HEARING BEFORE THE SUBCOMMITTEE ON COMMERCE, MANUFACTURING, AND TRADE OF THE COMMITTEE ON ENERGY AND COMMERCE HOUSE OF REPRESENTATIVES</text:p>
      <text:p text:style-name="P5"/>
      <text:p text:style-name="P5"><text:a xlink:type="simple" xlink:href="https://www.gao.gov/assets/gao-13-110.pdf" text:style-name="Internet_20_link" text:visited-style-name="Visited_20_Internet_20_Link">https://www.gao.gov/assets/gao-13-110.pdf</text:a></text:p>
      <text:p text:style-name="P5">- “National Strategy Needed to Effectively Combat Elder Financial Exploitation”</text:p>
      <text:p text:style-name="P5">- <text:span text:style-name="T1">Government Accountability Office, report to congressional requesters</text:span></text:p>
      <text:p text:style-name="P5"/>
      <text:p text:style-name="P5"><text:a xlink:type="simple" xlink:href="https://www.govinfo.gov/app/details/GOVPUB-J28-PURL-gpo78207" text:style-name="Internet_20_link" text:visited-style-name="Visited_20_Internet_20_Link">https://www.govinfo.gov/app/details/GOVPUB-J28-PURL-gpo78207</text:a></text:p>
      <text:p text:style-name="P5">- “Final Report: Financial Exploitation of the Elderly in a Consumer Context / Kristy Holtfreter, Michael D. Reisig, Daniel P. Mears, Scott E. Wolfe”</text:p>
      <text:p text:style-name="P5">- Justice Department, National Institute of Justice</text:p>
      <text:p text:style-name="P5"/>
      <text:p text:style-name="P5"><text:a xlink:type="simple" xlink:href="https://www.frontiersin.org/journals/psychiatry/articles/10.3389/fpsyt.2021.685451/full" text:style-name="Internet_20_link" text:visited-style-name="Visited_20_Internet_20_Link">https://www.frontiersin.org/journals/psychiatry/articles/10.3389/fpsyt.2021.685451/full</text:a></text:p>
      <text:p text:style-name="P5">- “Mild Cognitive Decline Is a Risk Factor for Scam Vulnerability in Older Adults”</text:p>
      <text:p text:style-name="P5">- Front. Psychiatry, 19 December 2021 Sec. Public Mental Health </text:p>
      <text:p text:style-name="P5">- <text:span text:style-name="T2">PEER REVIEWED</text:span></text:p>
      <text:p text:style-name="P5"/>
      <text:p text:style-name="P5"><text:a xlink:type="simple" xlink:href="https://www.govinfo.gov/app/details/GOVPUB-J-PURL-gpo81669" text:style-name="Internet_20_link" text:visited-style-name="Visited_20_Internet_20_Link">https://www.govinfo.gov/app/details/GOVPUB-J-PURL-gpo81669</text:a></text:p>
      <text:p text:style-name="P5">- “Exploring Elder Financial Exploitation Victimization: Identifying Unique Risk Profiles and Factors to Enhance Detection, Prevention and Intervention”</text:p>
      <text:p text:style-name="P5">- Justice Department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9:39:18.630864239</meta:creation-date>
    <meta:generator>LibreOffice/24.2.6.2$Linux_X86_64 LibreOffice_project/8e9a753d9daaea75c34b417ba1bdf556bf2fc5b3</meta:generator>
    <dc:date>2024-09-19T11:44:32.705780320</dc:date>
    <meta:editing-duration>PT21M26S</meta:editing-duration>
    <meta:editing-cycles>3</meta:editing-cycles>
    <meta:document-statistic meta:table-count="0" meta:image-count="0" meta:object-count="0" meta:page-count="1" meta:paragraph-count="24" meta:word-count="177" meta:character-count="1593" meta:non-whitespace-character-count="1439"/>
  </office:meta>
</office:document-meta>
</file>